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4" style:family="paragraph"/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5" style:family="paragraph"/>
    <style:style style:name="P35" style:parent-style-name="Normal" style:list-style-name="LFO5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6" style:family="paragraph"/>
    <style:style style:name="P51" style:parent-style-name="Normal" style:list-style-name="LFO6" style:family="paragraph"/>
    <style:style style:name="P52" style:parent-style-name="Normal" style:list-style-name="LFO6" style:family="paragraph"/>
    <style:style style:name="P53" style:parent-style-name="Normal" style:list-style-name="LFO6" style:family="paragraph"/>
    <style:style style:name="T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1️</text:span><text:span text:style-name="T3">⃣</text:span><text:span text:style-name="T4"><text:s/>What is HTML?</text:span></text:p>
      <text:p text:style-name="Normal"><text:span text:style-name="T5">HTML = HyperText Markup Language</text:span></text:p>
      <text:p text:style-name="Normal">It builds:</text:p>
      <text:list text:style-name="LFO1" text:continue-numbering="true">
        <text:list-item>
          <text:p text:style-name="P6">Websites</text:p>
        </text:list-item>
        <text:list-item>
          <text:p text:style-name="P7">Page structure</text:p>
        </text:list-item>
        <text:list-item>
          <text:p text:style-name="P8">Text, images, links, buttons</text:p>
        </text:list-item>
      </text:list>
      <text:p text:style-name="Normal">It’s not a programming language — it’s markup.</text:p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">2️</text:span><text:span text:style-name="T10">⃣</text:span><text:span text:style-name="T11"><text:s/>Basic Page Structure</text:span></text:p>
      <text:p text:style-name="Normal">Every HTML page starts like this:</text:p>
      <text:p text:style-name="Normal">&lt;!DOCTYPE html&gt;<text:line-break/>&lt;html&gt;<text:line-break/>&lt;head&gt;<text:line-break/><text:s text:c="4"/>&lt;title&gt;My First Website&lt;/title&gt;<text:line-break/>&lt;/head&gt;<text:line-break/>&lt;body&gt;<text:line-break/><text:line-break/><text:s text:c="4"/>&lt;h1&gt;Hello World&lt;/h1&gt;<text:line-break/><text:s text:c="4"/>&lt;p&gt;This is my website.&lt;/p&gt;<text:line-break/><text:line-break/>&lt;/body&gt;<text:line-break/>&lt;/html&gt;</text:p>
      <text:p text:style-name="P12">What each bit does:</text:p>
      <text:list text:style-name="LFO2" text:continue-numbering="true">
        <text:list-item>
          <text:p text:style-name="P13">&lt;!DOCTYPE html&gt; → Tells browser it's HTML5</text:p>
        </text:list-item>
        <text:list-item>
          <text:p text:style-name="P14">&lt;html&gt; → Wraps everything</text:p>
        </text:list-item>
        <text:list-item>
          <text:p text:style-name="P15">&lt;head&gt; → Stuff users don’t see (title, links, meta)</text:p>
        </text:list-item>
        <text:list-item>
          <text:p text:style-name="P16">&lt;title&gt; → Tab name</text:p>
        </text:list-item>
        <text:list-item>
          <text:p text:style-name="P17">&lt;body&gt; → The visible part</text:p>
        </text:list-item>
      </text:list>
      <text:p text:style-name="Norma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">3️</text:span><text:span text:style-name="T19">⃣</text:span><text:span text:style-name="T20"><text:s/>Headings</text:span></text:p>
      <text:p text:style-name="Normal">Headings go from biggest to smallest:</text:p>
      <text:soft-page-break/>
      <text:p text:style-name="Normal">&lt;h1&gt;Main Title&lt;/h1&gt;<text:line-break/>&lt;h2&gt;Sub Title&lt;/h2&gt;<text:line-break/>&lt;h3&gt;Smaller Title&lt;/h3&gt;</text:p>
      <text:list text:style-name="LFO3" text:continue-numbering="true">
        <text:list-item>
          <text:p text:style-name="P21">h1 = biggest (use once usually)</text:p>
        </text:list-item>
        <text:list-item>
          <text:p text:style-name="P22">h6 = smallest</text:p>
        </text:list-item>
      </text:list>
      <text:p text:style-name="Norma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3">4️</text:span><text:span text:style-name="T24">⃣</text:span><text:span text:style-name="T25"><text:s/>Paragraphs</text:span></text:p>
      <text:p text:style-name="Normal">&lt;p&gt;This is a paragraph.&lt;/p&gt;</text:p>
      <text:p text:style-name="Norma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">5️</text:span><text:span text:style-name="T27">⃣</text:span><text:span text:style-name="T28"><text:s/>Links (like turbo boost to another page)</text:span></text:p>
      <text:p text:style-name="Normal">&lt;a href="https://google.com"&gt;Go to Google&lt;/a&gt;</text:p>
      <text:list text:style-name="LFO4" text:continue-numbering="true">
        <text:list-item>
          <text:p text:style-name="P29">a = anchor</text:p>
        </text:list-item>
        <text:list-item>
          <text:p text:style-name="P30">href = where it goes</text:p>
        </text:list-item>
      </text:list>
      <text:p text:style-name="Norma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">6️</text:span><text:span text:style-name="T32">⃣</text:span><text:span text:style-name="T33"><text:s/>Images</text:span></text:p>
      <text:p text:style-name="Normal">&lt;img src="car.jpg" alt="Alfa Romeo Brera"&gt;</text:p>
      <text:list text:style-name="LFO5" text:continue-numbering="true">
        <text:list-item>
          <text:p text:style-name="P34">src = image file</text:p>
        </text:list-item>
        <text:list-item>
          <text:p text:style-name="P35">alt = description (important for accessibility)</text:p>
        </text:list-item>
      </text:list>
      <text:p text:style-name="Norma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">7️</text:span><text:span text:style-name="T37">⃣</text:span><text:span text:style-name="T38"><text:s/>Lists</text:span></text:p>
      <text:p text:style-name="P39">Bullet list:</text:p>
      <text:p text:style-name="Normal">&lt;ul&gt;<text:line-break/><text:s text:c="4"/>&lt;li&gt;BMW&lt;/li&gt;<text:line-break/><text:s text:c="4"/>&lt;li&gt;Audi&lt;/li&gt;<text:line-break/><text:s text:c="4"/>&lt;li&gt;Alfa Romeo&lt;/li&gt;<text:line-break/>&lt;/ul&gt;</text:p>
      <text:p text:style-name="P40">Numbered list:</text:p>
      <text:p text:style-name="Normal">&lt;ol&gt;<text:line-break/><text:s text:c="4"/>&lt;li&gt;Install HTML&lt;/li&gt;<text:line-break/><text:s text:c="4"/>&lt;li&gt;Add CSS&lt;/li&gt;<text:line-break/><text:soft-page-break/><text:s text:c="4"/>&lt;li&gt;Add JavaScript&lt;/li&gt;<text:line-break/>&lt;/ol&gt;</text:p>
      <text:p text:style-name="Norma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8️</text:span><text:span text:style-name="T42">⃣</text:span><text:span text:style-name="T43"><text:s/>Buttons</text:span></text:p>
      <text:p text:style-name="Normal">&lt;button&gt;Click Me&lt;/button&gt;</text:p>
      <text:p text:style-name="Normal">Basic on its own — needs JavaScript to actually<text:s/><text:span text:style-name="T44">do</text:span><text:s/>stuff.</text:p>
      <text:p text:style-name="Normal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">9️</text:span><text:span text:style-name="T46">⃣</text:span><text:span text:style-name="T47"><text:s/>Div (The Universal Container)</text:span></text:p>
      <text:p text:style-name="Normal">&lt;div&gt;<text:line-break/><text:s text:c="4"/>&lt;p&gt;Content inside a box&lt;/p&gt;<text:line-break/>&lt;/div&gt;</text:p>
      <text:p text:style-name="Normal">div is just a container.<text:line-break/>Like a body panel you style later with CSS.</text:p>
      <text:p text:style-name="Norma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8">🔟</text:span><text:span text:style-name="T49"><text:s/>Attributes</text:span></text:p>
      <text:p text:style-name="Normal">Attributes add extra info inside tags:</text:p>
      <text:p text:style-name="Normal">&lt;p class="intro"&gt;Hello&lt;/p&gt;</text:p>
      <text:list text:style-name="LFO6" text:continue-numbering="true">
        <text:list-item>
          <text:p text:style-name="P50">class</text:p>
        </text:list-item>
        <text:list-item>
          <text:p text:style-name="P51">id</text:p>
        </text:list-item>
        <text:list-item>
          <text:p text:style-name="P52">href</text:p>
        </text:list-item>
        <text:list-item>
          <text:p text:style-name="P53">src</text:p>
        </text:list-item>
      </text:list>
      <text:p text:style-name="Normal">They go inside the opening tag.</text:p>
      <text:p text:style-name="Norma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4">🔥</text:span><text:span text:style-name="T55"><text:s/>Quick Mini Project Example</text:span></text:p>
      <text:p text:style-name="Normal">&lt;!DOCTYPE html&gt;<text:line-break/>&lt;html&gt;<text:line-break/>&lt;head&gt;<text:line-break/><text:s text:c="4"/>&lt;title&gt;Ollie's Car Site&lt;/title&gt;<text:line-break/>&lt;/head&gt;<text:line-break/>&lt;body&gt;<text:line-break/><text:line-break/><text:soft-page-break/><text:s text:c="4"/>&lt;h1&gt;Welcome to My Car Page&lt;/h1&gt;<text:line-break/><text:s text:c="4"/>&lt;p&gt;I like Alfa Romeos.&lt;/p&gt;<text:line-break/><text:line-break/><text:s text:c="4"/>&lt;img src="brera.jpg" alt="Alfa Romeo Brera"&gt;<text:line-break/><text:line-break/><text:s text:c="4"/>&lt;a href="https://alfaromeo.com"&gt;Official Alfa Site&lt;/a&gt;<text:line-break/><text:line-break/>&lt;/body&gt;<text:line-break/>&lt;/html&gt;</text:p>
      <text:p text:style-name="Normal">Save as:</text:p>
      <text:p text:style-name="Normal">index.html</text:p>
      <text:p text:style-name="Normal">Double click it. Boom. Website running locall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2-20T23:26:00Z</meta:creation-date>
    <dc:date>2026-02-20T23:30:00Z</dc:date>
    <meta:template xlink:href="Normal" xlink:type="simple"/>
    <meta:editing-cycles>1</meta:editing-cycles>
    <meta:editing-duration>PT240S</meta:editing-duration>
    <meta:document-statistic meta:page-count="4" meta:paragraph-count="3" meta:word-count="293" meta:character-count="1966" meta:row-count="13" meta:non-whitespace-character-count="1676"/>
  </office:meta>
</office:document-meta>
</file>